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2.9945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9.0417in"/>
    </style:style>
    <style:style style:name="co7" style:family="table-column">
      <style:table-column-properties fo:break-before="auto" style:column-width="6.5071in"/>
    </style:style>
    <style:style style:name="co8" style:family="table-column">
      <style:table-column-properties fo:break-before="auto" style:column-width="0.8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46ed33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00ffe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tyle-complex="normal" style:use-window-font-color="true" style:font-style-asian="normal" style:font-weight-complex="normal" style:font-weight-asian="normal" style:font-size-complex="10pt" style:font-size-asian="10pt" style:text-position="0% 100%" style:text-outline="false" fo:font-style="normal" style:text-line-through-type="none" style:text-underline-style="none" style:text-underline-color="font-color" fo:font-weight="normal" fo:font-size="10pt" style:font-name="JetBrains Mono" fo:text-shadow="none"/>
    </style:style>
    <style:style style:name="T3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style:font-name="JetBrains Mono" fo:text-shadow="none" style:font-weight-asian="bold" style:font-weight-complex="bold" fo:font-weight="bold" fo:color="#ff4000"/>
    </style:style>
    <style:style style:name="T4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fo:text-shadow="none" style:font-name="Arial" style:font-name-complex="Arial" fo:font-weight="normal" style:font-weight-asian="normal" style:font-weight-complex="normal" style:use-window-font-color="true"/>
    </style:style>
    <style:style style:name="T5" style:family="text">
      <style:text-properties style:font-style-complex="normal" style:font-style-asian="normal" style:font-size-complex="10pt" style:font-size-asian="10pt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 style:use-window-font-color="true" style:font-name="JetBrains Mono"/>
    </style:style>
    <style:style style:name="T6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/>
    </style:style>
    <style:style style:name="T7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Arial" style:font-name-complex="Arial"/>
    </style:style>
    <style:style style:name="T8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use-window-font-color="true" style:font-name="JetBrains Mono"/>
    </style:style>
    <style:style style:name="T9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JetBrains Mono"/>
    </style:style>
    <style:style style:name="T10" style:family="text">
      <style:text-properties style:font-style-complex="normal"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 style:font-name-complex="Arial"/>
    </style:style>
    <style:style style:name="T11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font-style-complex="normal" fo:text-shadow="none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style:font-weight-asian="bold" style:font-weight-complex="bold" fo:font-weight="bold" fo:color="#ff4000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style:font-name="Arial" style:font-name-complex="Arial" fo:font-weight="normal" style:font-weight-asian="normal" style:font-weight-complex="normal" style:use-window-font-color="true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 style:font-name="JetBrains Mono"/>
    </style:style>
    <style:style style:name="T15" style:family="text">
      <style:text-properties style:font-name="JetBrains Mono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style:font-style-complex="normal" fo:text-shadow="none" fo:font-weight="normal" style:font-weight-asian="normal" style:font-weight-complex="normal" style:use-window-font-color="true" style:font-name="Arial" style:font-name-complex="Arial"/>
    </style:style>
    <style:style style:name="T17" style:family="text">
      <style:text-properties style:font-weight-complex="normal" style:font-weight-asian="normal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complex="10pt" style:use-window-font-color="true" style:font-style-complex="normal" style:font-name="JetBrains Mono" style:text-line-through-mode="continuous" fo:language="ru" fo:country="RU" style:language-asian="zh" style:country-asian="CN" style:language-complex="hi" style:country-complex="IN" style:font-name-asian="Noto Sans CJK SC" style:font-name-complex="Lohit Devanagari" style:text-emphasize="none" style:font-relief="none" style:font-style-asian="normal"/>
    </style:style>
    <style:style style:name="T18" style:family="text">
      <style:text-properties style:font-weight-complex="normal" style:font-weight-asian="normal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ize-complex="10pt" style:use-window-font-color="true" style:font-style-complex="normal" style:font-name="JetBrains Mono" style:font-style-asian="normal"/>
    </style:style>
    <style:style style:name="T19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name="JetBrains Mono" style:font-style-asian="normal" fo:font-weight="bold" style:font-weight-asian="bold" style:font-weight-complex="bold" fo:color="#ff4000"/>
    </style:style>
    <style:style style:name="T20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style-asian="normal" style:font-name="Arial" style:font-name-complex="Arial" fo:font-weight="normal" style:font-weight-asian="normal" style:font-weight-complex="normal" style:use-window-font-color="true"/>
    </style:style>
    <style:style style:name="T21" style:family="text">
      <style:text-properties style:font-size-asian="10pt" style:text-position="0% 100%" fo:text-shadow="none" style:text-outline="false" fo:font-style="normal" style:text-line-through-type="none" style:text-underline-style="none" style:text-underline-color="font-color" fo:font-size="10pt" style:font-size-complex="10pt" style:font-style-complex="normal" style:font-style-asian="normal" fo:font-weight="normal" style:font-weight-asian="normal" style:font-weight-complex="normal" style:use-window-font-color="true"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Оставить 3 цвета</text:p>
          </table:table-cell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</table:table>
      <table:table table:name="sort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1"/>
          <table:table-cell table:style-name="ce11" office:value-type="string" calcext:value-type="string">
            <text:p>1-2</text:p>
          </table:table-cell>
          <table:table-cell table:style-name="ce11" office:value-type="string" calcext:value-type="string">
            <text:p>3-4</text:p>
          </table:table-cell>
          <table:table-cell table:style-name="ce11" office:value-type="string" calcext:value-type="string">
            <text:p>5-6</text:p>
          </table:table-cell>
          <table:table-cell table:style-name="ce11" office:value-type="string" calcext:value-type="string">
            <text:p>7-8</text:p>
          </table:table-cell>
          <table:table-cell table:style-name="ce11" office:value-type="string" calcext:value-type="string">
            <text:p>9-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Type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office:value-type="string" calcext:value-type="string">
            <text:p>Сопоставить символам смысл</text:p>
          </table:table-cell>
          <table:table-cell office:value-type="string" calcext:value-type="string">
            <text:p>сопоставлени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Рисовать сердце нажатиями</text:p>
          </table:table-cell>
          <table:table-cell office:value-type="string" calcext:value-type="string">
            <text:p>программ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ликнуть по одному из рёбер графа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ликать по проводам, меняя состояния</text:p>
          </table:table-cell>
          <table:table-cell office:value-type="string" calcext:value-type="string">
            <text:p>изменения по клику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замочкам в правильном порядке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Двигать стеки друг на друга</text:p>
          </table:table-cell>
          <table:table-cell office:value-type="string" calcext:value-type="string">
            <text:p>программа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Ввод двух чисел в два окошечка и рисовать</text:p>
          </table:table-cell>
          <table:table-cell office:value-type="string" calcext:value-type="string">
            <text:p>программа запустить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Выбрать порядок комнат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/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PK-07_Bridge_Construction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SA-06_Coloring_Cod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US-06_Truth_table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1016"/>
        </table:table-row>
      </table:table>
      <table:table table:name="tasks names" table:style-name="ta1">
        <office:forms form:automatic-focus="false" form:apply-design-mode="false"/>
        <table:table-column table:style-name="co6" table:default-cell-style-name="ce17"/>
        <table:table-column table:style-name="co7" table:default-cell-style-name="ce17"/>
        <table:table-column table:style-name="co8" table:number-columns-repeated="254" table:default-cell-style-name="ce18"/>
        <table:table-column table:style-name="co8" table:number-columns-repeated="767" table:default-cell-style-name="Default"/>
        <table:table-row table:style-name="ro2">
          <table:table-cell table:style-name="ce14" office:value-type="string" calcext:value-type="string">
            <text:p>1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2">4 random from HU-05a IE-05 IN-02a </text:span><text:span text:style-name="T3">PK-07</text:span><text:span text:style-name="T4"> </text:span><text:span text:style-name="T5">in /bebras2015-problems-upload/2021</text:span>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3">
          <table:table-cell table:style-name="ce16" office:value-type="string" calcext:value-type="string">
            <text:p><text:span text:style-name="T6">4 random from ID-09 SK-05 SK-01 TW-02</text:span><text:span text:style-name="T7"> </text:span><text:span text:style-name="T8">in /bebras2015-problems-upload/2021</text:span>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6">4 random from IS-04c IE-02 PH-01 VN-03</text:span><text:span text:style-name="T7"> </text:span><text:span text:style-name="T8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3-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D-09 UZ-01b HU-05c SK-01 TW-0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E-02 PH-01 VN-03 CH-04c2 CN-0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T-03a UY-11 CZ-03 US-05 Z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5-6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S-04c UZ-01b PH-01 VN-03 CH-04c2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RU-03 IT-03a IT-01a UZ-04 C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AU-06 IS-03 PL-05 AT-03 </text:span><text:span text:style-name="T12">SA-06</text:span><text:span text:style-name="T13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7-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RU-03 UZ-04 </text:span><text:span text:style-name="T12">BE-03</text:span><text:span text:style-name="T15"> US-05 ZA-04</text:span><text:span text:style-name="T16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T-01a PL-05 CA-04 ID-10 UA-01c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EE-03 LV-03 HU-02 RU-04 RU-01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9-10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ID-07 AT-01 IS-03 IT-01a CA-04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EE-03 RU-04 CH-07a RU-01 SI-03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7">5 random from</text:span><text:span text:style-name="T18"> DE-06 CZ-04 CH-06 UA-01e </text:span><text:span text:style-name="T19">US-06</text:span><text:span text:style-name="T20"> </text:span><text:span text:style-name="T21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4" office:value-type="string" calcext:value-type="string">
            <text:p>11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15" office:value-type="string" calcext:value-type="string">
            <text:p><text:span text:style-name="T9">5 random from CH-19 HU-02 RU-04 CH-07a RU-01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9">5 random from CZ-01 LV-03 PH-03 UZ-01d UA-01e</text:span><text:span text:style-name="T10"> </text:span><text:span text:style-name="T9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<text:span text:style-name="T11">5 random from DE-06 CZ-04 AT-07 CH-06 </text:span><text:span text:style-name="T12">US-06</text:span><text:span text:style-name="T13"> </text:span><text:span text:style-name="T14">in /bebras2015-problems-upload/2021</text:span>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8" office:value-type="string" calcext:value-type="string">
            <text:p>ввод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9" office:value-type="string" calcext:value-type="string">
            <text:p>problems AU-06 CZ-01 DE-06 EE-03 ID-07 LV-03 PH-03 RU-03 in /bebras2015-problems-upload/2021</text:p>
          </table:table-cell>
          <table:table-cell table:style-name="ce19"/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12">
          <table:table-cell table:style-name="ce18" table:number-columns-repeated="2"/>
          <table:table-cell table:number-columns-repeated="1021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Избранное.A2:Избранное.I5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orting.A1:sorting.I53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ИСТИНА</number:text>
    </number:number-style>
    <number:number-style style:name="N125P1" style:volatile="true">
      <number:text>ИСТИНА</number:text>
    </number:number-style>
    <number:number-style style:name="N125">
      <number:text>ЛОЖЬ</number:text>
      <style:map style:condition="value()&gt;0" style:apply-style-name="N125P0"/>
      <style:map style:condition="value()&lt;0" style:apply-style-name="N125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0:46:52.7036163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0T15:06:21.998349255</dc:date>
    <meta:editing-duration>PT16H2M18S</meta:editing-duration>
    <meta:editing-cycles>271</meta:editing-cycles>
    <meta:generator>LibreOffice/7.1.6.2.0$Linux_X86_64 LibreOffice_project/10$Build-2</meta:generator>
    <meta:document-statistic meta:table-count="3" meta:cell-count="550" meta:object-count="0"/>
  </office:meta>
</office:document-meta>
</file>